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/>
    <style:font-face style:name="humanist777" svg:font-family="humanist777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06pt dashed #c8c8c8"/>
      <style:text-properties fo:font-variant="normal" fo:text-transform="none" fo:color="#787878" style:font-name="calibri" fo:font-size="13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fo:orphans="2" fo:widows="2" fo:padding-left="0cm" fo:padding-right="0cm" fo:padding-top="0cm" fo:padding-bottom="0.265cm" fo:border-left="none" fo:border-right="none" fo:border-top="none" fo:border-bottom="0.06pt dashed #c8c8c8"/>
      <style:text-properties fo:font-variant="normal" fo:text-transform="none" fo:color="#787878" style:font-name="calibri" fo:font-size="13.5pt" fo:letter-spacing="normal" fo:font-style="normal" fo:font-weight="normal"/>
    </style:style>
    <style:style style:name="P4" style:family="paragraph" style:parent-style-name="Heading_20_1">
      <style:paragraph-properties fo:margin-left="0cm" fo:margin-right="0cm" fo:margin-top="0cm" fo:margin-bottom="0.529cm" loext:contextual-spacing="false" fo:line-height="110%" fo:orphans="2" fo:widows="2" fo:text-indent="0cm" style:auto-text-indent="false"/>
      <style:text-properties fo:font-variant="normal" fo:text-transform="none" fo:color="#333333" style:font-name="humanist777" fo:font-size="18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How to Make Indian Khari</text:h>
      <text:list xml:id="list1116679914" text:style-name="L1">
        <text:list-item>
          <text:p text:style-name="P2">Rub solidified ghee into flour till crumbly.</text:p>
        </text:list-item>
        <text:list-item>
          <text:p text:style-name="P3">Make well in centre.</text:p>
        </text:list-item>
        <text:list-item>
          <text:p text:style-name="P3">Add salt in it.</text:p>
        </text:list-item>
        <text:list-item>
          <text:p text:style-name="P3">Add 1 cup cold water, mix till dough is formed.</text:p>
        </text:list-item>
        <text:list-item>
          <text:p text:style-name="P3">Use more water if required, to make a soft dough.</text:p>
        </text:list-item>
        <text:list-item>
          <text:p text:style-name="P3">Knead for 3-4 minutes till smooth.</text:p>
        </text:list-item>
        <text:list-item>
          <text:p text:style-name="P3">Keep aside covered for 10 minutes.</text:p>
        </text:list-item>
        <text:list-item>
          <text:p text:style-name="P3">Roll into a rectangle, 18 x 4 x 1/2 inch approx., with help of dry flour for dusting.</text:p>
        </text:list-item>
        <text:list-item>
          <text:p text:style-name="P3">Dust away excess flour.</text:p>
        </text:list-item>
        <text:list-item>
          <text:p text:style-name="P3">Spread fat over the rectangle keep a 1/2 inch margin all around.</text:p>
        </text:list-item>
        <text:list-item>
          <text:p text:style-name="P3">Roll rectangle into a tight roll, pressing sides to keep ghee inside intact.</text:p>
        </text:list-item>
        <text:list-item>
          <text:p text:style-name="P3">Dust liberally with dough, place in chiller compartment of refrigerator for 15 minutes.</text:p>
        </text:list-item>
        <text:list-item>
          <text:p text:style-name="P3">Remove, roll back to a rectangle.</text:p>
        </text:list-item>
        <text:list-item>
          <text:p text:style-name="P3">Brush with very little ghee.</text:p>
        </text:list-item>
        <text:list-item>
          <text:p text:style-name="P3">Fold outer thirds onto central portion.</text:p>
        </text:list-item>
        <text:list-item>
          <text:p text:style-name="P3">Brush with flour, return to chiller for 15 minutes.</text:p>
        </text:list-item>
        <text:list-item>
          <text:p text:style-name="P3">Roll again, cut into desired shapes (rectangle, triangle, etc.).</text:p>
        </text:list-item>
        <text:list-item>
          <text:p text:style-name="P3">Place on a greased baking sheet, brush with ghee.</text:p>
        </text:list-item>
        <text:list-item>
          <text:p text:style-name="P3">Place in preheated oven at 200 C for 15 minutes.</text:p>
        </text:list-item>
        <text:list-item>
          <text:p text:style-name="P3">Reduce thereafter to minimum (50 C or lower) for 10 mins to allow drying out.</text:p>
        </text:list-item>
        <text:list-item>
          <text:p text:style-name="P3">Remove place on racks till fully cooled, before storing in airtight container.</text:p>
        </text:list-item>
      </text:list>
      <text:list xml:id="list239302844" text:style-name="L2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/>
    <style:font-face style:name="humanist777" svg:font-family="humanist777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9:52:28.192327773</meta:creation-date>
    <dc:date>2018-12-14T09:53:07.161384220</dc:date>
    <meta:editing-duration>PT45S</meta:editing-duration>
    <meta:editing-cycles>1</meta:editing-cycles>
    <meta:document-statistic meta:table-count="0" meta:image-count="0" meta:object-count="0" meta:page-count="1" meta:paragraph-count="22" meta:word-count="214" meta:character-count="1090" meta:non-whitespace-character-count="919"/>
    <meta:generator>LibreOffice/6.1.2.1$Linux_X86_64 LibreOffice_project/10$Build-1</meta:generator>
  </office:meta>
</office:document-meta>
</file>